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cc292" officeooo:paragraph-rsid="003cc292"/>
    </style:style>
    <style:style style:name="P2" style:family="paragraph" style:parent-style-name="Heading_20_3">
      <style:text-properties officeooo:rsid="003cc292" officeooo:paragraph-rsid="003eb592"/>
    </style:style>
    <style:style style:name="P3" style:family="paragraph" style:parent-style-name="Heading_20_3">
      <style:text-properties officeooo:paragraph-rsid="0040e352"/>
    </style:style>
    <style:style style:name="P4" style:family="paragraph" style:parent-style-name="Heading_20_3">
      <style:text-properties officeooo:paragraph-rsid="00416794"/>
    </style:style>
    <style:style style:name="P5" style:family="paragraph" style:parent-style-name="Heading_20_3">
      <style:paragraph-properties fo:break-before="page"/>
      <style:text-properties officeooo:rsid="003cc292" officeooo:paragraph-rsid="0040e352"/>
    </style:style>
    <style:style style:name="P6" style:family="paragraph" style:parent-style-name="Text_20_body">
      <style:text-properties officeooo:rsid="003cc292" officeooo:paragraph-rsid="003cc292"/>
    </style:style>
    <style:style style:name="P7" style:family="paragraph" style:parent-style-name="Text_20_body">
      <style:text-properties officeooo:rsid="003cc292" officeooo:paragraph-rsid="003eb592"/>
    </style:style>
    <style:style style:name="P8" style:family="paragraph" style:parent-style-name="Text_20_body">
      <style:text-properties officeooo:rsid="003cc292" officeooo:paragraph-rsid="00403b1d"/>
    </style:style>
    <style:style style:name="P9" style:family="paragraph" style:parent-style-name="Text_20_body">
      <style:text-properties officeooo:rsid="003cc292" officeooo:paragraph-rsid="0040e352"/>
    </style:style>
    <style:style style:name="P10" style:family="paragraph" style:parent-style-name="Text_20_body">
      <style:text-properties officeooo:rsid="003cc292" officeooo:paragraph-rsid="00416794"/>
    </style:style>
    <style:style style:name="P11" style:family="paragraph" style:parent-style-name="Text_20_body">
      <style:text-properties officeooo:rsid="003cc292" officeooo:paragraph-rsid="004395ba"/>
    </style:style>
    <style:style style:name="P12" style:family="paragraph" style:parent-style-name="Text_20_body">
      <style:text-properties officeooo:rsid="003cc292" officeooo:paragraph-rsid="0043a8f4"/>
    </style:style>
    <style:style style:name="P13" style:family="paragraph" style:parent-style-name="Text_20_body">
      <style:text-properties officeooo:rsid="0040e352" officeooo:paragraph-rsid="0040e352"/>
    </style:style>
    <style:style style:name="P14" style:family="paragraph" style:parent-style-name="Text_20_body">
      <style:text-properties officeooo:paragraph-rsid="0040e352"/>
    </style:style>
    <style:style style:name="P15" style:family="paragraph" style:parent-style-name="Text_20_body">
      <style:text-properties officeooo:rsid="00416794" officeooo:paragraph-rsid="00416794"/>
    </style:style>
    <style:style style:name="P16" style:family="paragraph" style:parent-style-name="Heading_20_1" style:master-page-name="Right_20_Page">
      <style:paragraph-properties style:page-number="auto"/>
      <style:text-properties officeooo:rsid="003cc292" officeooo:paragraph-rsid="003cc292"/>
    </style:style>
    <style:style style:name="T1" style:family="text">
      <style:text-properties officeooo:rsid="000f14e3"/>
    </style:style>
    <style:style style:name="T2" style:family="text">
      <style:text-properties officeooo:rsid="003cc292"/>
    </style:style>
    <style:style style:name="T3" style:family="text">
      <style:text-properties officeooo:rsid="003eb592"/>
    </style:style>
    <style:style style:name="T4" style:family="text">
      <style:text-properties officeooo:rsid="00403b1d"/>
    </style:style>
    <style:style style:name="T5" style:family="text">
      <style:text-properties officeooo:rsid="0040e352"/>
    </style:style>
    <style:style style:name="T6" style:family="text">
      <style:text-properties officeooo:rsid="00416794"/>
    </style:style>
    <style:style style:name="T7" style:family="text">
      <style:text-properties officeooo:rsid="0043a8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Scarborough Fair</text:h>
      <text:h text:style-name="Heading_20_2" text:outline-level="2">(<text:span text:style-name="T2">Traditional</text:span>)</text:h>
      <text:p text:style-name="Text_20_body">Time Signature: <text:span text:style-name="T1">4</text:span>/4</text:p>
      <text:p text:style-name="Text_20_body">Chords: <text:span text:style-name="T2">Am, C, D, G</text:span></text:p>
      <text:p text:style-name="Text_20_body">Tempo: <text:span text:style-name="T2">9</text:span>0 - 1<text:span text:style-name="T2">1</text:span>0 BPM</text:p>
      <text:h text:style-name="P5" text:outline-level="3">[<text:span text:style-name="T5">VERSE</text:span> 1] <text:span text:style-name="T5">(Male)</text:span></text:h>
      <text:p text:style-name="P1">Am <text:s text:c="5"/><text:span text:style-name="T3">C</text:span> <text:s text:c="7"/>G <text:s text:c="10"/>Am</text:p>
      <text:p text:style-name="P1">Are you going to Scarborough Fair</text:p>
      <text:p text:style-name="P1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1">Parsley sage rosemary and thyme</text:p>
      <text:p text:style-name="P1"><text:s text:c="2"/>Am <text:s text:c="4"/>C <text:s text:c="8"/>G <text:s text:c="2"/>Am <text:s text:c="3"/>G</text:p>
      <text:p text:style-name="P1">Remember me to one who lives there</text:p>
      <text:p text:style-name="P1">Am <text:s text:c="6"/>G <text:s text:c="14"/><text:span text:style-name="T3">C</text:span> <text:s/>Am</text:p>
      <text:p text:style-name="P1">She <text:span text:style-name="T3">o</text:span>nce was a true love of mine</text:p>
      <text:h text:style-name="Heading_20_3" text:outline-level="3">[<text:span text:style-name="T5">VERSE</text:span> 2]</text:h>
      <text:p text:style-name="P1">Am <text:s text:c="9"/><text:span text:style-name="T3">C</text:span> <text:s text:c="8"/>G <text:s text:c="6"/>Am</text:p>
      <text:p text:style-name="P1">Tell her to make me a cambric shirt</text:p>
      <text:p text:style-name="P12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7">Parsley sage rosemary and thyme</text:p>
      <text:p text:style-name="P7"><text:s text:c="4"/>Am <text:s text:c="4"/>C <text:s text:c="8"/>G <text:s text:c="5"/>Am <text:s/>G</text:p>
      <text:p text:style-name="P1">Without no seams nor nee-ee-dle work</text:p>
      <text:p text:style-name="P1">Am <text:s text:c="9"/>G <text:s text:c="13"/><text:span text:style-name="T3">C </text:span><text:s/>Am</text:p>
      <text:p text:style-name="P1">Then she’ll be a true love of mine</text:p>
      <text:h text:style-name="Heading_20_3" text:outline-level="3">[VERSE 3]</text:h>
      <text:p text:style-name="P9">Am <text:s text:c="9"/><text:span text:style-name="T3">C</text:span> <text:s text:c="8"/>G <text:s text:c="6"/>Am</text:p>
      <text:p text:style-name="P13">Tell her to wash it in yonder well,</text:p>
      <text:p text:style-name="P12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9">Parsley sage rosemary and thyme</text:p>
      <text:p text:style-name="P9"><text:s text:c="4"/>Am <text:s text:c="4"/>C <text:s text:c="8"/>G <text:s text:c="5"/>Am <text:s/>G</text:p>
      <text:p text:style-name="P13">Where never sprung water or rain ever fell,</text:p>
      <text:p text:style-name="P9">Am <text:s text:c="11"/>G <text:s text:c="13"/><text:span text:style-name="T3">C </text:span><text:s/>Am</text:p>
      <text:p text:style-name="P9"><text:span text:style-name="T5">And</text:span> she <text:span text:style-name="T5">sha</text:span>ll be a true love of mine</text:p>
      <text:h text:style-name="Heading_20_3" text:outline-level="3">[VERSE 4]</text:h>
      <text:p text:style-name="P9">Am <text:s text:c="9"/><text:span text:style-name="T3">C</text:span> <text:s text:c="8"/>G <text:s text:c="6"/>Am</text:p>
      <text:p text:style-name="P13">Tell her to dry it on yonder thorn,</text:p>
      <text:p text:style-name="P12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9">Parsley sage rosemary and thyme</text:p>
      <text:p text:style-name="P9"><text:s text:c="4"/>Am <text:s text:c="4"/>C <text:s text:c="8"/>G <text:s text:c="5"/>Am <text:s/>G</text:p>
      <text:p text:style-name="P13">Which never bore blossom since Adam was born,</text:p>
      <text:p text:style-name="P9">Am <text:s text:c="9"/>G <text:s text:c="13"/><text:span text:style-name="T3">C </text:span><text:s/>Am</text:p>
      <text:p text:style-name="P9"><text:span text:style-name="T5">Then </text:span>she’ll be a true love of mine</text:p>
      <text:p text:style-name="P9"/>
      <text:p text:style-name="P9"/>
      <text:p text:style-name="P9"/>
      <text:h text:style-name="Heading_20_3" text:outline-level="3"><text:soft-page-break/>[VERSE 5] <text:span text:style-name="T5">(Female)</text:span></text:h>
      <text:p text:style-name="P9">Am <text:s text:c="8"/><text:span text:style-name="T3">C</text:span> <text:s text:c="7"/>G <text:s text:c="8"/>Am</text:p>
      <text:p text:style-name="Text_20_body">Now he has asked me questions three,</text:p>
      <text:p text:style-name="P12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9">Parsley sage rosemary and thyme</text:p>
      <text:p text:style-name="P9"><text:s text:c="2"/>Am <text:s text:c="8"/>C <text:s text:c="8"/>G <text:s text:c="3"/>Am <text:s/>G</text:p>
      <text:p text:style-name="Text_20_body">I hope he'll answ’r as many for me,</text:p>
      <text:p text:style-name="P9">Am <text:s text:c="9"/>G <text:s text:c="13"/><text:span text:style-name="T3">C </text:span><text:s/>Am</text:p>
      <text:p text:style-name="P14"><text:span text:style-name="T5">‘Fore he’ll be a true love of mine.</text:span></text:p>
      <text:h text:style-name="Heading_20_3" text:outline-level="3">[<text:span text:style-name="T5">VERSE</text:span> <text:span text:style-name="T6">6</text:span>]</text:h>
      <text:p text:style-name="P1">Am <text:s text:c="9"/><text:span text:style-name="T3">C</text:span> <text:s text:c="8"/>G <text:s text:c="6"/>Am</text:p>
      <text:p text:style-name="P1">Tell <text:span text:style-name="T5">him</text:span> to <text:span text:style-name="T6">buy</text:span> me an acre of land</text:p>
      <text:p text:style-name="P12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7">Parsley sage rosemary and thyme</text:p>
      <text:p text:style-name="P7"><text:s text:c="3"/>Am <text:s text:c="7"/>C <text:s text:c="8"/>G <text:s text:c="2"/>Am <text:s/>G</text:p>
      <text:p text:style-name="P1">Between salt water and the sea sand</text:p>
      <text:p text:style-name="P7">Am <text:s text:c="8"/>G <text:s text:c="13"/><text:span text:style-name="T3">C </text:span><text:s/>Am</text:p>
      <text:p text:style-name="P1">Then he'll be a true love of mine</text:p>
      <text:h text:style-name="P3" text:outline-level="3">[<text:span text:style-name="T5">VERSE</text:span> <text:span text:style-name="T6">7</text:span>]</text:h>
      <text:p text:style-name="P10">Am <text:s text:c="9"/><text:span text:style-name="T3">C</text:span> <text:s text:c="8"/>G <text:s text:c="11"/>Am</text:p>
      <text:p text:style-name="P15">Tell him to plough it with a ram's horn,</text:p>
      <text:p text:style-name="P12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10">Parsley sage rosemary and thyme</text:p>
      <text:p text:style-name="P10"><text:s text:c="4"/>Am <text:s text:c="8"/>C <text:s text:c="12"/>G Am <text:s/>G</text:p>
      <text:p text:style-name="P15">And sow it all over with one peppercorn,</text:p>
      <text:p text:style-name="P10">Am <text:s text:c="10"/>G <text:s text:c="13"/><text:span text:style-name="T3">C </text:span><text:s/>Am</text:p>
      <text:p text:style-name="P15">And he shall be a true love of mine.</text:p>
      <text:h text:style-name="Heading_20_3" text:outline-level="3">[VERSE 8]</text:h>
      <text:p text:style-name="P1">Am <text:s text:c="9"/><text:span text:style-name="T3">C</text:span> <text:s text:c="13"/>G <text:s text:c="8"/>Am</text:p>
      <text:p text:style-name="P11">Tell <text:span text:style-name="T6">him</text:span> to <text:span text:style-name="T6">sheer’t </text:span>with a sickle of leath’r</text:p>
      <text:p text:style-name="P12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8">Parsley sage rosemary and thyme</text:p>
      <text:p text:style-name="P8"><text:s text:c="4"/>Am <text:s text:c="5"/>C <text:s text:c="6"/>G <text:s/>Am <text:s text:c="4"/>G</text:p>
      <text:p text:style-name="P1">And <text:span text:style-name="T6">bind</text:span> it <text:span text:style-name="T6">up</text:span> in a <text:span text:style-name="T6">peacock’s feath’r</text:span></text:p>
      <text:p text:style-name="P7">Am <text:s text:c="8"/>G <text:s text:c="13"/><text:span text:style-name="T3">C </text:span><text:s/>Am</text:p>
      <text:p text:style-name="P1">Then he'll be a true love of mine</text:p>
      <text:p text:style-name="P1"/>
      <text:p text:style-name="P1"/>
      <text:p text:style-name="P1"/>
      <text:p text:style-name="P1"/>
      <text:h text:style-name="P4" text:outline-level="3"><text:soft-page-break/>[Verse <text:span text:style-name="T6">9</text:span>]</text:h>
      <text:p text:style-name="P10">Am <text:s text:c="9"/><text:span text:style-name="T3">C</text:span> <text:s text:c="7"/>G <text:s text:c="11"/>Am</text:p>
      <text:p text:style-name="P15">When he has done and finished his work.</text:p>
      <text:p text:style-name="P12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10">Parsley sage rosemary and thyme</text:p>
      <text:p text:style-name="P10"><text:s text:c="4"/>Am <text:s text:c="9"/>C <text:s text:c="7"/>G <text:s text:c="9"/>Am <text:s/>G</text:p>
      <text:p text:style-name="P15">Oh, tell him to come and he'll have his shirt,</text:p>
      <text:p text:style-name="P10">Am <text:s text:c="10"/>G <text:s text:c="13"/><text:span text:style-name="T3">C</text:span> <text:s/>Am</text:p>
      <text:p text:style-name="P15">And he shall be a true love of mine.</text:p>
      <text:h text:style-name="Heading_20_3" text:outline-level="3">[Verse <text:span text:style-name="T6">10</text:span>] <text:span text:style-name="T6">(Male)</text:span></text:h>
      <text:p text:style-name="P7">Am <text:s text:c="5"/><text:span text:style-name="T3">C</text:span> <text:s text:c="7"/>G <text:s text:c="10"/>Am</text:p>
      <text:p text:style-name="P7">Are you going to Scarborough Fair</text:p>
      <text:p text:style-name="P12"><text:span text:style-name="T7">Am</text:span> C <text:s text:c="3"/>Am <text:s text:c="2"/><text:span text:style-name="T3">C</text:span> <text:s text:c="4"/>D<text:span text:style-name="T4">7</text:span> <text:span text:style-name="T3">G</text:span> <text:s text:c="2"/>Am</text:p>
      <text:p text:style-name="P8">Parsley sage rosemary and thyme</text:p>
      <text:p text:style-name="P8"><text:s text:c="2"/>Am <text:s text:c="4"/>C <text:s text:c="8"/>G <text:s text:c="2"/>Am <text:s text:c="3"/>G</text:p>
      <text:p text:style-name="P7">Remember me to one who lives there</text:p>
      <text:p text:style-name="P7">Am <text:s text:c="6"/>G <text:s text:c="14"/><text:span text:style-name="T3">C</text:span> <text:s/>Am</text:p>
      <text:p text:style-name="P7">She <text:span text:style-name="T3">o</text:span>nce was a true love of mine</text:p>
      <text:h text:style-name="P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2M38S</meta:editing-duration>
    <meta:editing-cycles>51</meta:editing-cycles>
    <meta:generator>LibreOffice/5.2.6.2$MacOSX_X86_64 LibreOffice_project/a3100ed2409ebf1c212f5048fbe377c281438fdc</meta:generator>
    <dc:title>Lyrics + Chords</dc:title>
    <dc:date>2017-04-21T15:12:40.781637000</dc:date>
    <meta:print-date>2017-04-03T12:23:29.985893000</meta:print-date>
    <meta:document-statistic meta:table-count="0" meta:image-count="0" meta:object-count="0" meta:page-count="4" meta:paragraph-count="95" meta:word-count="527" meta:character-count="2864" meta:non-whitespace-character-count="162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